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0.66pt" svg:y="145.13pt">
            <draw:object draw:notify-on-update-of-ranges="Sheet1.A1:Sheet1.A1 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0.37pt" svg:y="146.64pt">
            <draw:object draw:notify-on-update-of-ranges="Sheet1.J1:Sheet1.J1 Sheet1.J2:Sheet1.J8 Sheet1.K1:Sheet1.K1 Sheet1.K2:Sheet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t [sec.]</text:p>
          </table:table-cell>
          <table:table-cell/>
          <table:table-cell office:value-type="string" calcext:value-type="string">
            <text:p>N=1024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t [sec.]</text:p>
          </table:table-cell>
          <table:table-cell/>
          <table:table-cell office:value-type="string" calcext:value-type="string">
            <text:p>Q = 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9861" calcext:value-type="float">
            <text:p>0.049861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1.35504" calcext:value-type="float">
            <text:p>1.355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10101" calcext:value-type="float">
            <text:p>0.0610101</text:p>
          </table:table-cell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2.28522" calcext:value-type="float">
            <text:p>2.285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4366" calcext:value-type="float">
            <text:p>0.124366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 office:value-type="float" office:value="6.02107" calcext:value-type="float">
            <text:p>6.0210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0568" calcext:value-type="float">
            <text:p>0.370568</text:p>
          </table:table-cell>
          <table:table-cell table:number-columns-repeated="7"/>
          <table:table-cell office:value-type="float" office:value="65536" calcext:value-type="float">
            <text:p>65536</text:p>
          </table:table-cell>
          <table:table-cell office:value-type="float" office:value="19.9814" calcext:value-type="float">
            <text:p>19.98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5504" calcext:value-type="float">
            <text:p>1.35504</text:p>
          </table:table-cell>
          <table:table-cell table:number-columns-repeated="7"/>
          <table:table-cell office:value-type="float" office:value="262144" calcext:value-type="float">
            <text:p>262144</text:p>
          </table:table-cell>
          <table:table-cell office:value-type="float" office:value="78.458" calcext:value-type="float">
            <text:p>78.45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74813" calcext:value-type="float">
            <text:p>5.74813</text:p>
          </table:table-cell>
          <table:table-cell table:number-columns-repeated="7"/>
          <table:table-cell office:value-type="float" office:value="1048576" calcext:value-type="float">
            <text:p>1048576</text:p>
          </table:table-cell>
          <table:table-cell office:value-type="float" office:value="310.725" calcext:value-type="float">
            <text:p>310.7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0206" calcext:value-type="float">
            <text:p>26.0206</text:p>
          </table:table-cell>
          <table:table-cell table:number-columns-repeated="7"/>
          <table:table-cell office:value-type="float" office:value="4194304" calcext:value-type="float">
            <text:p>4194304</text:p>
          </table:table-cell>
          <table:table-cell office:value-type="float" office:value="1223.75" calcext:value-type="float">
            <text:p>1223.7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7.751" calcext:value-type="float">
            <text:p>157.751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24.2" calcext:value-type="float">
            <text:p>1124.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16:52.250351952</meta:creation-date>
    <dc:date>2019-05-24T11:48:02.403029381</dc:date>
    <meta:editing-duration>PT40M39S</meta:editing-duration>
    <meta:editing-cycles>5</meta:editing-cycles>
    <meta:generator>LibreOffice/6.0.7.3$Linux_X86_64 LibreOffice_project/00m0$Build-3</meta:generator>
    <meta:document-statistic meta:table-count="1" meta:cell-count="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1cm" svg:y="4.201cm" style:legend-expansion="high" chart:style-name="ch2"/>
        <chart:plot-area chart:style-name="ch3" table:cell-range-address="Sheet1.A1:Sheet1.B10" chart:data-source-has-labels="row" svg:x="0.32cm" svg:y="0.18cm" svg:width="12.931cm" svg:height="8.64cm">
          <chartooo:coordinate-region svg:x="1.127cm" svg:y="0.379cm" svg:width="11.75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[sec.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10</svg:desc>
                </draw:g>
              </table:table-cell>
              <table:table-cell office:value-type="float" office:value="0.049861">
                <text:p>0.049861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610101">
                <text:p>0.0610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24366">
                <text:p>0.124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70568">
                <text:p>0.370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35504">
                <text:p>1.35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5.74813">
                <text:p>5.74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6.0206">
                <text:p>26.0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7.751">
                <text:p>157.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124.2">
                <text:p>112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1cm" svg:y="4.201cm" style:legend-expansion="high" chart:style-name="ch2"/>
        <chart:plot-area chart:style-name="ch3" table:cell-range-address="Sheet1.J1:Sheet1.K8" chart:data-source-has-labels="row" svg:x="0.32cm" svg:y="0.18cm" svg:width="12.931cm" svg:height="8.64cm">
          <chartooo:coordinate-region svg:x="1.127cm" svg:y="0.379cm" svg:width="11.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8" chart:label-cell-address="Sheet1.K1:Sheet1.K1" chart:class="chart:scatter">
            <chart:domain table:cell-range-address="Sheet1.J2:Sheet1.J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 [sec.]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Sheet1.J2:Sheet1.J8</svg:desc>
                </draw:g>
              </table:table-cell>
              <table:table-cell office:value-type="float" office:value="1.35504">
                <text:p>1.35504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2.28522">
                <text:p>2.28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  <table:table-cell office:value-type="float" office:value="6.02107">
                <text:p>6.02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36">
                <text:p>65536</text:p>
              </table:table-cell>
              <table:table-cell office:value-type="float" office:value="19.9814">
                <text:p>19.9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78.458">
                <text:p>78.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576">
                <text:p>1048576</text:p>
              </table:table-cell>
              <table:table-cell office:value-type="float" office:value="310.725">
                <text:p>31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4">
                <text:p>4194304</text:p>
              </table:table-cell>
              <table:table-cell office:value-type="float" office:value="1223.75">
                <text:p>1223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